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fo:font-weight="normal" officeooo:rsid="001086b8" officeooo:paragraph-rsid="0007a970" style:font-weight-asian="normal" style:font-weight-complex="normal"/>
    </style:style>
    <style:style style:name="P2" style:family="paragraph" style:parent-style-name="Text_20_body">
      <style:paragraph-properties fo:line-height="100%" fo:text-align="center" style:justify-single-word="false"/>
      <style:text-properties fo:font-weight="normal" officeooo:rsid="001086b8" officeooo:paragraph-rsid="0007a970" style:font-weight-asian="normal" style:font-weight-complex="normal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Text_20_body">
      <style:paragraph-properties fo:line-height="100%" fo:text-align="start" style:justify-single-word="false"/>
      <style:text-properties fo:font-size="14pt" fo:font-weight="bold" officeooo:rsid="00156d59" officeooo:paragraph-rsid="00156d59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line-height="100%" fo:text-align="start" style:justify-single-word="false"/>
      <style:text-properties fo:font-size="14pt" fo:font-weight="normal" officeooo:rsid="00156d59" officeooo:paragraph-rsid="00156d59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line-height="100%" fo:text-align="start" style:justify-single-word="false"/>
      <style:text-properties fo:font-size="12pt" fo:font-weight="normal" officeooo:rsid="00159cb4" officeooo:paragraph-rsid="00159cb4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line-height="100%" fo:text-align="start" style:justify-single-word="false"/>
      <style:text-properties fo:font-size="12pt" fo:font-weight="normal" officeooo:rsid="00168017" officeooo:paragraph-rsid="00156d59" style:font-size-asian="10.5pt" style:font-weight-asian="normal" style:font-size-complex="12pt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📚 Banco de Dados — Introdução ao SQL</text:h>
      <text:p text:style-name="Horizontal_20_Line"/>
      <text:h text:style-name="Heading_20_2" text:outline-level="2">✅ O que é SQL?</text:h>
      <text:p text:style-name="Text_20_body"><text:span text:style-name="Strong_20_Emphasis">SQL (Structured Query Language)</text:span> é a linguagem padrão utilizada para gerenciamento e manipulação de bancos de dados relacionais.<text:line-break/>Com ela, é possível:</text:p>
      <text:list text:style-name="L1">
        <text:list-item>
          <text:p text:style-name="P11">Criar e estruturar bancos de dados e tabelas</text:p>
        </text:list-item>
        <text:list-item>
          <text:p text:style-name="P11">Inserir, consultar, atualizar e deletar dados</text:p>
        </text:list-item>
        <text:list-item>
          <text:p text:style-name="P11">Controlar acesso e permissões</text:p>
        </text:list-item>
        <text:list-item>
          <text:p text:style-name="P11">Realizar análises com consultas avançadas</text:p>
        </text:list-item>
      </text:list>
      <text:p text:style-name="Horizontal_20_Line"/>
      <text:h text:style-name="Heading_20_2" text:outline-level="2">🔤 Tipos de Dados Primitivos</text:h>
      <text:h text:style-name="Heading_20_3" text:outline-level="3">🔢 Numéricos</text:h>
      <text:list text:style-name="L2">
        <text:list-item>
          <text:p text:style-name="P12"><text:span text:style-name="Strong_20_Emphasis">INT, INTEGER</text:span> – Números inteiros (ex: <text:span text:style-name="Source_20_Text">1</text:span>, <text:span text:style-name="Source_20_Text">100</text:span>, <text:span text:style-name="Source_20_Text">-42</text:span>)</text:p>
        </text:list-item>
        <text:list-item>
          <text:p text:style-name="P12"><text:span text:style-name="Strong_20_Emphasis">FLOAT, DOUBLE</text:span> – Números com ponto flutuante (ex: <text:span text:style-name="Source_20_Text">3.14</text:span>, <text:span text:style-name="Source_20_Text">-0.99</text:span>)</text:p>
        </text:list-item>
        <text:list-item>
          <text:p text:style-name="P12"><text:span text:style-name="Strong_20_Emphasis">DECIMAL(p, s)</text:span> – Números com precisão e escala fixas (ex: <text:span text:style-name="Source_20_Text">DECIMAL(5,2)</text:span> → até 999.99)</text:p>
        </text:list-item>
      </text:list>
      <text:h text:style-name="Heading_20_3" text:outline-level="3">🟢 Booleano (Lógico)</text:h>
      <text:list text:style-name="L3">
        <text:list-item>
          <text:p text:style-name="P13"><text:span text:style-name="Strong_20_Emphasis">BOOLEAN</text:span> – Representa valores lógicos: <text:span text:style-name="Source_20_Text">TRUE</text:span> ou <text:span text:style-name="Source_20_Text">FALSE</text:span></text:p>
        </text:list-item>
      </text:list>
      <text:h text:style-name="Heading_20_3" text:outline-level="3">🕒 Data e Tempo</text:h>
      <text:list text:style-name="L4">
        <text:list-item>
          <text:p text:style-name="P14"><text:span text:style-name="Strong_20_Emphasis">DATE</text:span> – Apenas a data (ex: <text:span text:style-name="Source_20_Text">'2025-06-26'</text:span>)</text:p>
        </text:list-item>
        <text:list-item>
          <text:p text:style-name="P14"><text:span text:style-name="Strong_20_Emphasis">DATETIME</text:span> – Data e hora (ex: <text:span text:style-name="Source_20_Text">'2025-06-26 14:30:00'</text:span>)</text:p>
        </text:list-item>
        <text:list-item>
          <text:p text:style-name="P14"><text:span text:style-name="Strong_20_Emphasis">TIMESTAMP</text:span> – Data/hora com fuso horário e precisão de alterações</text:p>
        </text:list-item>
      </text:list>
      <text:h text:style-name="Heading_20_3" text:outline-level="3">🔡 Literais (Texto Curto)</text:h>
      <text:list text:style-name="L5">
        <text:list-item>
          <text:p text:style-name="P15"><text:span text:style-name="Strong_20_Emphasis">CHAR(n)</text:span> – Texto de comprimento fixo (ex: <text:span text:style-name="Source_20_Text">CHAR(5)</text:span>)</text:p>
        </text:list-item>
        <text:list-item>
          <text:p text:style-name="P15"><text:span text:style-name="Strong_20_Emphasis">VARCHAR(n)</text:span> – Texto de comprimento variável (ex: <text:span text:style-name="Source_20_Text">VARCHAR(100)</text:span>)</text:p>
        </text:list-item>
      </text:list>
      <text:h text:style-name="Heading_20_3" text:outline-level="3">📃 Texto Longo</text:h>
      <text:list text:style-name="L6">
        <text:list-item>
          <text:p text:style-name="P16"><text:span text:style-name="Strong_20_Emphasis">TEXT, MEDIUMTEXT, LONGTEXT</text:span> – Para grandes quantidades de texto</text:p>
        </text:list-item>
      </text:list>
      <text:h text:style-name="Heading_20_3" text:outline-level="3"><text:soft-page-break/>💾 Binário</text:h>
      <text:list text:style-name="L7">
        <text:list-item>
          <text:p text:style-name="P17"><text:span text:style-name="Strong_20_Emphasis">BLOB, MEDIUMBLOB, LONGBLOB</text:span> – Armazenam dados binários (ex: imagens, arquivos)</text:p>
        </text:list-item>
      </text:list>
      <text:h text:style-name="Heading_20_3" text:outline-level="3">📦 Coleções</text:h>
      <text:list text:style-name="L8">
        <text:list-item>
          <text:p text:style-name="P18"><text:span text:style-name="Strong_20_Emphasis">ENUM</text:span> – Lista de valores fixos (ex: <text:span text:style-name="Source_20_Text">'M'</text:span>, <text:span text:style-name="Source_20_Text">'F'</text:span>, <text:span text:style-name="Source_20_Text">'Outro'</text:span>)</text:p>
        </text:list-item>
        <text:list-item>
          <text:p text:style-name="P18"><text:span text:style-name="Strong_20_Emphasis">SET</text:span> – Conjunto de valores permitidos (aceita múltiplas seleções)</text:p>
        </text:list-item>
      </text:list>
      <text:h text:style-name="Heading_20_3" text:outline-level="3">🌍 Tipos Especiais</text:h>
      <text:list text:style-name="L9">
        <text:list-item>
          <text:p text:style-name="P19"><text:span text:style-name="Strong_20_Emphasis">POINT, GEOMETRY</text:span> – Tipos para dados espaciais (como coordenadas geográficas)</text:p>
        </text:list-item>
      </text:list>
      <text:p text:style-name="Horizontal_20_Line"/>
      <text:h text:style-name="Heading_20_2" text:outline-level="2">🛠️ Comandos Básicos de SQL</text:h>
      <text:h text:style-name="Heading_20_3" text:outline-level="3">🔧 Criar um Banco de Dados</text:h>
      <text:p text:style-name="Preformatted_20_Text"/>
      <text:p text:style-name="P3"><text:span text:style-name="Source_20_Text">CREATE DATABASE nome_do_banco</text:span></text:p>
      <text:p text:style-name="P5"><text:span text:style-name="Source_20_Text">DEFAULT CHARACTER SET utf8</text:span></text:p>
      <text:p text:style-name="P6"><text:span text:style-name="Source_20_Text">DEFAULT COLLATE utf8_general_ci;</text:span></text:p>
      <text:h text:style-name="Heading_20_3" text:outline-level="3">📋 Criar uma Tabela</text:h>
      <text:p text:style-name="Preformatted_20_Text"/>
      <text:p text:style-name="P3"><text:span text:style-name="Source_20_Text">CREATE TABLE pessoas (</text:span></text:p>
      <text:p text:style-name="P5"><text:span text:style-name="Source_20_Text"><text:s text:c="2"/>nome VARCHAR(30),</text:span></text:p>
      <text:p text:style-name="P5"><text:span text:style-name="Source_20_Text"><text:s text:c="2"/>idade INT,</text:span></text:p>
      <text:p text:style-name="P5"><text:span text:style-name="Source_20_Text"><text:s text:c="2"/>sexo CHAR(1),</text:span></text:p>
      <text:p text:style-name="P5"><text:span text:style-name="Source_20_Text"><text:s text:c="2"/>peso FLOAT,</text:span></text:p>
      <text:p text:style-name="P5"><text:span text:style-name="Source_20_Text"><text:s text:c="2"/>altura FLOAT,</text:span></text:p>
      <text:p text:style-name="P5"><text:span text:style-name="Source_20_Text"><text:s text:c="2"/>nacionalidade VARCHAR(20)</text:span></text:p>
      <text:p text:style-name="P6"><text:span text:style-name="Source_20_Text">);</text:span></text:p>
      <text:h text:style-name="Heading_20_3" text:outline-level="3">🧹 Apagar o Banco de Dados</text:h>
      <text:p text:style-name="Preformatted_20_Text"/>
      <text:p text:style-name="P4"><text:span text:style-name="Source_20_Text">DROP DATABASE nome_do_banco;</text:span></text:p>
      <text:h text:style-name="Heading_20_3" text:outline-level="3">📋 Criar uma Tabela (Versão 2)</text:h>
      <text:p text:style-name="Preformatted_20_Text"/>
      <text:p text:style-name="P3"><text:span text:style-name="Source_20_Text">CREATE TABLE pessoas (</text:span></text:p>
      <text:p text:style-name="P5"><text:span text:style-name="Source_20_Text"><text:s text:c="2"/>id INT NOT NULL AUTO_INCREMENT,</text:span></text:p>
      <text:p text:style-name="P5"><text:span text:style-name="Source_20_Text"><text:s text:c="2"/>nome VARCHAR(30) NOT NULL,</text:span></text:p>
      <text:p text:style-name="P5"><text:span text:style-name="Source_20_Text"><text:s text:c="2"/>nascimento DATE,</text:span></text:p>
      <text:p text:style-name="P5"><text:span text:style-name="Source_20_Text"><text:s text:c="2"/>sexo ENUM('M', 'F'),</text:span></text:p>
      <text:p text:style-name="P5"><text:span text:style-name="Source_20_Text"><text:s text:c="2"/>peso DECIMAL(5,2),</text:span></text:p>
      <text:p text:style-name="P5"><text:span text:style-name="Source_20_Text"><text:s text:c="2"/>altura DECIMAL(3,2),</text:span></text:p>
      <text:p text:style-name="P5"><text:span text:style-name="Source_20_Text"><text:s text:c="2"/>nacionalidade VARCHAR(20) DEFAULT 'Brasil',</text:span></text:p>
      <text:p text:style-name="P5"><text:span text:style-name="Source_20_Text"><text:s text:c="2"/>PRIMARY KEY (id)</text:span></text:p>
      <text:p text:style-name="P6"><text:span text:style-name="Source_20_Text">) DEFAULT CHARSET = utf8;</text:span></text:p>
      <text:p text:style-name="Horizontal_20_Line"/>
      <text:h text:style-name="Heading_20_2" text:outline-level="2"><text:soft-page-break/>➕ Inserir Dados</text:h>
      <text:p text:style-name="Preformatted_20_Text"/>
      <text:p text:style-name="P3"><text:span text:style-name="Source_20_Text">INSERT INTO pessoas </text:span></text:p>
      <text:p text:style-name="P5"><text:span text:style-name="Source_20_Text">(nome, nascimento, sexo, peso, altura, nacionalidade)</text:span></text:p>
      <text:p text:style-name="P5"><text:span text:style-name="Source_20_Text">VALUES</text:span></text:p>
      <text:p text:style-name="P6"><text:span text:style-name="Source_20_Text">('Karlos', '2005-04-08', 'M', 80, 1.75, 'Brasil');</text:span></text:p>
      <text:p text:style-name="Horizontal_20_Line"/>
      <text:h text:style-name="Heading_20_2" text:outline-level="2">🧱 Alterar Estrutura da Tabela</text:h>
      <text:h text:style-name="Heading_20_3" text:outline-level="3">➕ Adicionar Coluna</text:h>
      <text:p text:style-name="Preformatted_20_Text"/>
      <text:p text:style-name="P3"><text:span text:style-name="Source_20_Text">ALTER TABLE pessoas</text:span></text:p>
      <text:p text:style-name="P6"><text:span text:style-name="Source_20_Text">ADD COLUMN profissao VARCHAR(10);</text:span></text:p>
      <text:h text:style-name="Heading_20_3" text:outline-level="3">❌ Remover Coluna</text:h>
      <text:p text:style-name="Preformatted_20_Text"/>
      <text:p text:style-name="P3"><text:span text:style-name="Source_20_Text">ALTER TABLE pessoas</text:span></text:p>
      <text:p text:style-name="P6"><text:span text:style-name="Source_20_Text">DROP COLUMN profissao;</text:span></text:p>
      <text:h text:style-name="Heading_20_3" text:outline-level="3">✏️ Modificar Tipo da Coluna</text:h>
      <text:p text:style-name="Preformatted_20_Text"/>
      <text:p text:style-name="P3"><text:span text:style-name="Source_20_Text">ALTER TABLE pessoas</text:span></text:p>
      <text:p text:style-name="P6"><text:span text:style-name="Source_20_Text">MODIFY COLUMN profissao VARCHAR(20) NOT NULL DEFAULT '';</text:span></text:p>
      <text:h text:style-name="Heading_20_3" text:outline-level="3">🔄 Alterar Nome da Coluna</text:h>
      <text:p text:style-name="Preformatted_20_Text"/>
      <text:p text:style-name="P3"><text:span text:style-name="Source_20_Text">ALTER TABLE pessoas</text:span></text:p>
      <text:p text:style-name="P6"><text:span text:style-name="Source_20_Text">CHANGE COLUMN profissao prof VARCHAR(20);</text:span></text:p>
      <text:h text:style-name="Heading_20_3" text:outline-level="3">🏷️ Renomear Tabela</text:h>
      <text:p text:style-name="Preformatted_20_Text"/>
      <text:p text:style-name="P3"><text:span text:style-name="Source_20_Text">ALTER TABLE pessoas </text:span></text:p>
      <text:p text:style-name="P6"><text:span text:style-name="Source_20_Text">RENAME TO pessoinhas;</text:span></text:p>
      <text:h text:style-name="Heading_20_3" text:outline-level="3">🧨 Excluir Tabela</text:h>
      <text:p text:style-name="Preformatted_20_Text"/>
      <text:p text:style-name="P4"><text:span text:style-name="Source_20_Text">DROP TABLE IF EXISTS teste;</text:span></text:p>
      <text:p text:style-name="Horizontal_20_Line"/>
      <text:h text:style-name="Heading_20_2" text:outline-level="2">🗃️ Manipulação de Registros</text:h>
      <text:h text:style-name="Heading_20_3" text:outline-level="3">🔁 Atualizar Registros</text:h>
      <text:p text:style-name="Preformatted_20_Text"/>
      <text:p text:style-name="P3"><text:span text:style-name="Source_20_Text">UPDATE cursos </text:span></text:p>
      <text:p text:style-name="P5"><text:soft-page-break/><text:span text:style-name="Source_20_Text">SET nome = 'html5' </text:span></text:p>
      <text:p text:style-name="P6"><text:span text:style-name="Source_20_Text">WHERE id_curso = 1;</text:span></text:p>
      <text:h text:style-name="Heading_20_3" text:outline-level="3">❌ Deletar Registro</text:h>
      <text:p text:style-name="Preformatted_20_Text"/>
      <text:p text:style-name="P3"><text:span text:style-name="Source_20_Text">DELETE FROM cursos </text:span></text:p>
      <text:p text:style-name="P6"><text:span text:style-name="Source_20_Text">WHERE id_curso = 1;</text:span></text:p>
      <text:h text:style-name="Heading_20_3" text:outline-level="3">🧹 Deletar Todos os Registros</text:h>
      <text:p text:style-name="Preformatted_20_Text"/>
      <text:p text:style-name="P4"><text:span text:style-name="Source_20_Text">TRUNCATE TABLE cursos;</text:span></text:p>
      <text:p text:style-name="P2"/>
      <text:p text:style-name="P7">SELECT</text:p>
      <text:p text:style-name="P8"/>
      <text:p text:style-name="P10">-- 1. Seleciona todos os dados da tabela cursos</text:p>
      <text:p text:style-name="P10">SELECT * FROM cursos;</text:p>
      <text:p text:style-name="P10"/>
      <text:p text:style-name="P10">-- 2. Seleciona apenas as colunas nome, carga e ano</text:p>
      <text:p text:style-name="P10">SELECT nome, carga, ano FROM cursos;</text:p>
      <text:p text:style-name="P10"/>
      <text:p text:style-name="P10">-- 3. Seleciona todos os dados do curso com id = 2</text:p>
      <text:p text:style-name="P10">SELECT * FROM cursos WHERE id = 2;</text:p>
      <text:p text:style-name="P10"/>
      <text:p text:style-name="P10">-- 4. Seleciona nome, carga e ano do curso com id = 2</text:p>
      <text:p text:style-name="P10">SELECT nome, carga, ano FROM cursos WHERE id = 2;</text:p>
      <text:p text:style-name="P10"/>
      <text:p text:style-name="P10">-- 5. Seleciona cursos cujo nome começa com a letra 'a' (case-insensitive pode depender do collation)</text:p>
      <text:p text:style-name="P10">SELECT * FROM cursos WHERE nome LIKE 'a%';</text:p>
      <text:p text:style-name="P10"/>
      <text:p text:style-name="P10">-- 6. Seleciona cursos cujo nome NÃO contém a letra 'a'</text:p>
      <text:p text:style-name="P10">SELECT * FROM cursos WHERE nome NOT LIKE '%a%';</text:p>
      <text:p text:style-name="P10"/>
      <text:p text:style-name="P10">-- 7. Seleciona os valores distintos da coluna carga</text:p>
      <text:p text:style-name="P10">SELECT DISTINCT carga FROM cursos;</text:p>
      <text:p text:style-name="P10"/>
      <text:p text:style-name="P10">-- 8. Conta o total de registros da tabela cursos</text:p>
      <text:p text:style-name="P10"><text:soft-page-break/>SELECT COUNT(*) AS total_cursos FROM cursos;</text:p>
      <text:p text:style-name="P10"/>
      <text:p text:style-name="P10">-- 9. Retorna o valor máximo da coluna carga</text:p>
      <text:p text:style-name="P10">SELECT MAX(carga) AS carga_maxima FROM cursos;</text:p>
      <text:p text:style-name="P10"/>
      <text:p text:style-name="P10">-- 10. Retorna o valor mínimo da coluna carga</text:p>
      <text:p text:style-name="P10">SELECT MIN(carga) AS carga_minima FROM cursos;</text:p>
      <text:p text:style-name="P10"/>
      <text:p text:style-name="P10">-- 11. Soma os valores da coluna carga</text:p>
      <text:p text:style-name="P10">SELECT SUM(carga) AS carga_total FROM cursos;</text:p>
      <text:p text:style-name="P10"/>
      <text:p text:style-name="P10">-- 12. Retorna a média dos valores da coluna carga</text:p>
      <text:p text:style-name="P10">SELECT AVG(carga) AS carga_media FROM cursos;</text:p>
      <text:p text:style-name="P10"/>
      <text:p text:style-name="P10">-- 13. Agrupa os cursos por carga (sem funções agregadas)</text:p>
      <text:p text:style-name="P10">SELECT carga FROM cursos GROUP BY carga;</text:p>
      <text:p text:style-name="P10"/>
      <text:p text:style-name="P10">-- 14. Agrupa os cursos por carga e conta quantos cursos têm cada carga</text:p>
      <text:p text:style-name="P10">SELECT carga, COUNT(*) AS quantidade FROM cursos GROUP BY carga;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22:02:35.101345185</meta:creation-date>
    <dc:date>2025-07-07T01:19:35.804920355</dc:date>
    <meta:editing-duration>PT40M12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5" meta:paragraph-count="119" meta:word-count="682" meta:character-count="4124" meta:non-whitespace-character-count="3531"/>
  </office:meta>
</office:document-meta>
</file>